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acc1"/>
    </style:style>
    <style:style style:name="T1" style:family="text">
      <style:text-properties officeooo:rsid="0013acc1"/>
    </style:style>
    <style:style style:name="T2" style:family="text">
      <style:text-properties fo:font-size="40pt" officeooo:rsid="0013acc1" style:font-size-asian="40pt" style:font-size-complex="40pt"/>
    </style:style>
    <style:style style:name="T3" style:family="text">
      <style:text-properties fo:font-size="96pt" officeooo:rsid="0013acc1" style:font-size-asian="96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/></text:p>
      <text:p text:style-name="Standard"><text:span text:style-name="T3"/></text:p>
      <text:p text:style-name="Standard"><text:span text:style-name="T3"><text:tab/><text:tab/><text:tab/><text:tab/><text:tab/>#0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P1"><text:span text:style-name="T3"><text:tab/><text:tab/><text:tab/><text:tab/><text:tab/>#1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><text:tab/><text:tab/><text:tab/><text:tab/><text:tab/>#2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><text:tab/><text:tab/><text:tab/><text:tab/><text:tab/>#3</text:span></text:p>
      <text:p text:style-name="Standard"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4:17:35.905000000</meta:creation-date>
    <dc:date>2023-12-30T14:22:26.928000000</dc:date>
    <meta:editing-duration>PT4M51S</meta:editing-duration>
    <meta:editing-cycles>1</meta:editing-cycles>
    <meta:generator>LibreOffice/7.6.4.1$Windows_X86_64 LibreOffice_project/e19e193f88cd6c0525a17fb7a176ed8e6a3e2aa1</meta:generator>
    <meta:print-date>2023-12-30T14:28:52.327000000</meta:print-date>
    <meta:printed-by>PDF files</meta:printed-by>
    <meta:document-statistic meta:table-count="0" meta:image-count="0" meta:object-count="0" meta:page-count="4" meta:paragraph-count="4" meta:word-count="4" meta:character-count="28" meta:non-whitespace-character-count="8"/>
  </office:meta>
</office:document-meta>
</file>